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0b1" officeooo:paragraph-rsid="0001e0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basics of Office.js API:</text:p>
      <text:p text:style-name="P1"><text:a xlink:type="simple" xlink:href="https://docs.microsoft.com/en-us/office/dev/add-ins/reference/overview/word-add-ins-reference-overview" text:style-name="Internet_20_link" text:visited-style-name="Visited_20_Internet_20_Link">https://docs.microsoft.com/en-us/office/dev/add-ins/reference/overview/word-add-ins-reference-overview</text:a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 LibreOffice_project/aecc05fe267cc68dde00352a451aa867b3b546ac</meta:generator>
    <dc:date>2019-05-30T13:04:29.921000000</dc:date>
    <meta:editing-duration>PT20S</meta:editing-duration>
    <meta:editing-cycles>1</meta:editing-cycles>
    <meta:document-statistic meta:table-count="0" meta:image-count="0" meta:object-count="0" meta:page-count="1" meta:paragraph-count="2" meta:word-count="6" meta:character-count="131" meta:non-whitespace-character-count="126"/>
  </office:meta>
</office:document-meta>
</file>